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1" svg:font-family="AnjaliOldLip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4.897cm" table:align="left"/>
    </style:style>
    <style:style style:name="Table1.A" style:family="table-column">
      <style:table-column-properties style:column-width="0.212cm"/>
    </style:style>
    <style:style style:name="Table1.B" style:family="table-column">
      <style:table-column-properties style:column-width="4.554cm"/>
    </style:style>
    <style:style style:name="Table1.C" style:family="table-column">
      <style:table-column-properties style:column-width="0.13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cm" fo:margin-bottom="0cm" fo:text-align="start" style:justify-single-word="false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margin-top="0cm" fo:margin-bottom="0.499cm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weight="bold"/>
    </style:style>
    <style:style style:name="T3" style:family="text">
      <style:text-properties style:font-weight-complex="bold"/>
    </style:style>
    <style:style style:name="T4" style:family="text">
      <style:text-properties style:font-style-complex="italic"/>
    </style:style>
    <style:style style:name="T5" style:family="text">
      <style:text-properties fo:font-size="15pt" style:font-size-asian="15pt" style:font-size-complex="15pt" style:font-weight-complex="bold"/>
    </style:style>
    <style:style style:name="T6" style:family="text">
      <style:text-properties fo:font-size="15pt" fo:font-style="italic" style:font-size-asian="15pt" style:font-style-asian="italic" style:font-size-complex="15pt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<text:bookmark text:name="headertemplate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<text:bookmark text:name="header_title_text"/><text:span text:style-name="T6">കവിപുഷ്പമാല</text:span><text:span text:style-name="T7"><text:line-break/>രചന:</text:span><text:bookmark text:name="header_author_text"/><text:a xlink:type="simple" xlink:href="http://ml.wikisource.org/wiki/രചയിതാവ്:വെണ്മണി_മഹൻ"><text:span text:style-name="T7">വെണ്മണി മഹൻ</text:span></text:a></text:p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9">ആധുനികമലയാളഭാഷയുടെ വളർച്ചയിൽ ഗണ്യമായ സ്വാധീനം ചെലുത്താൻ കഴിയുമാറു് അതിമനോഹരമായ ഒരു കാവ്യാന്തര ശൈലി രൂപപ്പെടുത്തിയെടുക്കാൻ കഴിഞ്ഞുവെന്നതാണു് വെണ്മണിമാരുടെ ഏറ്റവും വലിയ നേട്ടം. സാമുദായിക ഭാഷാ ശൈലികളുടെ ധാരാളിത്തം നിറഞ്ഞു നിൽക്കുന്ന ഈ കാവ്യ പ്രസ്ഥാനത്തിന്റെ കാലഘട്ടത്തിലാണു മലയാളകവിത അന്തഃപുരത്തിൽ നിന്നിറങ്ങി ശുദ്ധവായു ശ്വസിച്ചതു്. വിഷയസ്വീകരണത്തിൽ വിപ്ലവകരമായ പരിവർത്തനങ്ങൾ വരുത്തുന്നതിലും സർവ്വോപരി അയത്നലളിതമായ കാവ്യശൈലിക്കു രൂപം നൽകുന്നതിലും വെണ്മണി പ്രസ്ഥാനത്തിന്റെ അസ്തിവാരമുറപ്പിക്കാൻ സ്വന്തം പിതാവിനോടൊപ്പം അക്ഷീണം യത്നിച്ച കവിതയാണു് വെണ്മണി മഹൻ.അദ്ദേഹമെഴുതിയ 'കവിപുഷ്പമാല' എന്ന ഈ കൃതി മലയാള സാഹിത്യത്തിൽ ഒരു നവീന പ്രസ്ഥാനത്തിനു തന്നെ മാർഗ്ഗരേഖയൊരുക്കി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5"><text:bookmark text:name="pr_page"/><text:bookmark text:name="2"/><text:span text:style-name="T1">[ </text:span><text:a xlink:type="simple" xlink:href="http://ml.wikisource.org/wiki/താൾ:Kavipushpamala.djvu/2"><text:span text:style-name="T1">2</text:span></text:a><text:span text:style-name="T1"> ]</text:span> </text:p>
      <text:p text:style-name="P2">കവിപുഷ്പമാല</text:p>
      <text:p text:style-name="Text_20_body"/>
      <text:p text:style-name="Text_20_body">ലക്ഷ്യം കൂടാതെ ലങ്കാനഗരമതു തക-<text:line-break/> ർത്തക്ഷമം രൂക്ഷനാകും<text:line-break/>രക്ഷോജാലാധിപത്യം തടവിന ദശക-<text:line-break/> ണ്ഠന്റെ കണ്ഠം മുറിപ്പാൻ<text:line-break/>ലക്ഷ്യം വെച്ചങ്ങു ചീറി ദ്രുതമണയുമൊര-<text:line-break/> ത്യുഗ്രമാം രാമബാണം<text:line-break/>രക്ഷിച്ചീടട്ടെ നിത്യം കലിമലമകലെ-<text:line-break/> പ്പോക്കി നന്നാക്കി നമ്മേ.<text:bookmark text:name=".E0.B4.89.E0.B4.A6.E0.B5.8D.E0.B4.A7.E0.B4.B0.E0.B4.BF.E0.B4.A3.E0.B4.BF_.E0.B4.85.E0.B4.B5.E0.B4.B2.E0.B4.82.E0.B4.AC.E0.B4.82-1"/><text:a xlink:type="simple" xlink:href="http://ml.wikisource.org/wiki/കവിപുഷ്പമാല#.E0.B4.89.E0.B4.A6.E0.B5.8D.E0.B4.A7.E0.B4.B0.E0.B4.BF.E0.B4.A3.E0.B4.BF_.E0.B4.95.E0.B5.81.E0.B4.B1.E0.B4.BF.E0.B4.AA.E0.B5.8D.E0.B4.AA.E0.B5.8D-1">[1]</text:a><text:bookmark text:name="1"/>       <text:span text:style-name="T2">1</text:span><text:line-break/><text:line-break/>ഇട്ടീരിമൂസ്സിനുടെ കയ്യിലയച്ച പദ്യം<text:line-break/>കിട്ടീ വിധങ്ങൾ വിവരിച്ചു മനസ്സിലായി<text:line-break/>ഞെട്ടീല തെല്ലമിതുകൊണ്ടഹമിന്നതല്ല<text:line-break/>പൊട്ടീ നമുക്കു പരിചിൽ പരിഹാസഹാസം.<text:bookmark text:name="21"/>       <text:span text:style-name="T2">2</text:span><text:line-break/><text:line-break/>എനിക്കഹോ ദീനമതാണതിന്നാൽ<text:line-break/>നിനയ്ക്കിലിപ്പോൾ സുഖമില്ല തെല്ലും<text:line-break/>മനസ്സു മങ്ങുന്നു മദീയവൃത്തം<text:line-break/>മനസ്സിലാവാതെ മറക്കയോ നീ?<text:bookmark text:name="3"/>       <text:span text:style-name="T2">3</text:span><text:line-break/><text:line-break/><text:soft-page-break/>ദണ്ഡമകന്നതിമാത്രം<text:line-break/>ഖണ്ഡിച്ചങ്ങോട്ടിതിന്നു മറുപത്രം<text:line-break/>തിണ്ണമയയ്ക്കാതിന്നെൻ<text:line-break/>ദണ്ഡംകൊണ്ടിട്ടുഴന്നു കഴിയുന്നേൻ.<text:bookmark text:name="4"/>       <text:span text:style-name="T2">4</text:span></text:p>
      <text:p text:style-name="P3"><text:bookmark text:name="pr_page1"/><text:bookmark text:name="31"/><text:span text:style-name="T1">[ </text:span><text:a xlink:type="simple" xlink:href="http://ml.wikisource.org/wiki/താൾ:Kavipushpamala.djvu/3"><text:span text:style-name="T1">3</text:span></text:a><text:span text:style-name="T1"> ]</text:span> </text:p>
      <text:p text:style-name="Text_20_body"><text:line-break/>ദീനം പിടിചു ദിവസപ്രതിയുള്ള ബുദ്ധി-<text:line-break/>ക്കൂനംഭവിച്ചു മരുവീടുമൊരെന്നൊടിപ്പോൾ<text:line-break/>മാനം നടിചു തവ വാക്കുകൾ നന്നു നന്നു<text:line-break/>ഞാനെന്തുവെച്ചു കുറയാതുരിയാടിടുന്നു?<text:bookmark text:name="5"/>       <text:span text:style-name="T2">5</text:span><text:line-break/><text:line-break/>വാച്ചിടൂം പ്രാണദുർവ്വേദന ബഹുകഠിനം<text:line-break/> ചുണ്ടെലിക്കങ്ങു കണ്ടൻ-<text:line-break/>പൂച്ചയ്ക്കുത്സാഹമുൾക്കൊണ്ടിളകിന വിളയാ-<text:line-break/> ട്ടങ്ങളിന്നെന്നപോലെ<text:line-break/>തീർച്ചയ്ക്കിക്കാര്യമോതാമധികതരമെനി-<text:line-break/> ക്കഗ്നിമാന്ദ്യാദി ദീനം.<text:line-break/>മൂർച്ഛിച്ചയ്യോ! കുഴങ്ങുന്നിതുപൊഴുതു നിന-<text:line-break/> ക്കുദ്യമം ഹൃദ്യമത്രേ.<text:bookmark text:name=".E0.B4.89.E0.B4.A6.E0.B5.8D.E0.B4.A7.E0.B4.B0.E0.B4.BF.E0.B4.A3.E0.B4.BF_.E0.B4.85.E0.B4.B5.E0.B4.B2.E0.B4.82.E0.B4.AC.E0.B4.82-2"/><text:a xlink:type="simple" xlink:href="http://ml.wikisource.org/wiki/കവിപുഷ്പമാല#.E0.B4.89.E0.B4.A6.E0.B5.8D.E0.B4.A7.E0.B4.B0.E0.B4.BF.E0.B4.A3.E0.B4.BF_.E0.B4.95.E0.B5.81.E0.B4.B1.E0.B4.BF.E0.B4.AA.E0.B5.8D.E0.B4.AA.E0.B5.8D-2">[2]</text:a><text:bookmark text:name="6"/>       <text:span text:style-name="T2">6</text:span><text:line-break/><text:line-break/>ശശാങ്കശോഭയ്ക്കെതിർകീർത്തിയുള്ള-<text:line-break/>തശങ്കമയ്യോ! കളയുന്നതിന്നോ<text:line-break/>ഭ്രശം സഹിക്കാവരുതാത്തൊരാത്മ-<text:line-break/>പ്രശംസ നീ കൊണ്ടുപിടിച്ചിടുന്നു.<text:bookmark text:name="7"/>       <text:span text:style-name="T2">7</text:span><text:line-break/><text:line-break/>പത്മാലയയ്ക്കു പരിതാപമണച്ചിടുന്ന<text:line-break/>പത്മാക്ഷിമാർകളൊടൊഴിഞ്ഞു മനുഷ്യരാരും<text:line-break/>ആത്മപ്രശംസ പതിവില്ലറിയേണമിന്നെ-<text:line-break/>ന്നാത്മപ്രമാണസുമതേ! മതി തേ വലിപ്പം.<text:bookmark text:name="8"/>       <text:span text:style-name="T2">8</text:span><text:line-break/><text:line-break/>ധവളമണിധരിത്രീ ദേവനാമെന്നൊടേറ്റം<text:line-break/>ധവളതരയശസ്സും ധാടിയും തേടിയും നീ<text:line-break/>അവികലകുതുകംപൂണ്ടേല്ക്കയാൽ മാനമുണ്ടോ<text:line-break/>തവ കളികളിതെല്ലാമൊക്കുമോ നിൽക്കമോ ഞാൻ<text:bookmark text:name="9"/>       <text:span text:style-name="T2">9</text:span><text:line-break/><text:line-break/>അമരാടുകിലച്യുതാഖ്യ! സാക്ഷാ-<text:line-break/>ലമരാധീശസമാനമാനിയാം നീ</text:p>
      <text:p text:style-name="P3"><text:bookmark text:name="pr_page2"/><text:bookmark text:name="41"/><text:span text:style-name="T1">[ </text:span><text:a xlink:type="simple" xlink:href="http://ml.wikisource.org/wiki/താൾ:Kavipushpamala.djvu/4"><text:span text:style-name="T1">4</text:span></text:a><text:span text:style-name="T1"> ]</text:span> </text:p>
      <text:p text:style-name="Text_20_body">അമരാ ദൃഢമെന്നെയങ്ങു നിന്ദി-<text:line-break/>ച്ചമരാതിട്ടിഹയൊട്ടയാട്ടിടൊല്ലേ <text:bookmark text:name="10"/>       <text:span text:style-name="T2">10</text:span><text:line-break/><text:soft-page-break/><text:line-break/>ഓരൊന്നിങ്ങോട്ടുരയ്ക്കുന്നതിനു മറൂവച-<text:line-break/> സ്സോതിയില്ലെങ്കിൽ നിന്നെ-<text:line-break/>പ്പാരം നിസ്സാരനെന്നോർത്തഹമിഹ നിതരാ-<text:line-break/> മിന്നു നിന്ദിക്കയെന്നേ<text:line-break/>പാരാതെ പാർത്തിടൂ നീ പരമിതിനിടയാ-<text:line-break/> ക്കേണ്ട വേഴ്ചയ്ക്കിതേതും<text:line-break/>പോരാതെ വന്നുപോമെന്നൊരു വഴി കരുതി-<text:line-break/> ത്തെല്ലുടൻ ചൊല്ലിടുന്നെൻ. <text:bookmark text:name="11"/>       <text:span text:style-name="T2">11</text:span><text:line-break/><text:line-break/>ശങ്കാഹീനം ശശാങ്കാമലതരയശസാ<text:line-break/> കേരളോല്പന്നഭാഷാ-<text:line-break/>വങ്കാട്ടിൽ സഞ്ചരിക്കും സിതമണിധരണീ-<text:line-break/> ദേവഹര്യക്ഷവര്യൻ<text:line-break/>ഹുങ്കാരാത്തോടെതിർക്കും കവികരിനിടിലം<text:line-break/> തച്ചുടയ്ക്കുമ്പോൾ നിന്ദാ-<text:line-break/>ഹുങ്കാരംപൂണ്ട നിയ്യാമൊരു കുറുനരിയെ-<text:line-break/> ക്കുസുമൊ കുന്നിപൊലും?<text:bookmark text:name=".E0.B4.89.E0.B4.A6.E0.B5.8D.E0.B4.A7.E0.B4.B0.E0.B4.BF.E0.B4.A3.E0.B4.BF_.E0.B4.85.E0.B4.B5.E0.B4.B2.E0.B4.82.E0.B4.AC.E0.B4.82-3"/><text:a xlink:type="simple" xlink:href="http://ml.wikisource.org/wiki/കവിപുഷ്പമാല#.E0.B4.89.E0.B4.A6.E0.B5.8D.E0.B4.A7.E0.B4.B0.E0.B4.BF.E0.B4.A3.E0.B4.BF_.E0.B4.95.E0.B5.81.E0.B4.B1.E0.B4.BF.E0.B4.AA.E0.B5.8D.E0.B4.AA.E0.B5.8D-3">[3]</text:a> <text:bookmark text:name="12"/>       <text:span text:style-name="T2">12</text:span><text:line-break/><text:line-break/>കാത്തുള്ളിലച്യുത! കവിത്വമതോ വല്ലാ-<text:line-break/>തിത്തുള്ളൽ വേണ്ട വഴിയില്ലവതാളമാകും<text:line-break/>ചേർത്തുള്ളിലായതു നിനച്ചൊരു മുക്കിൽ മങ്ങി-<text:line-break/>പ്പാർത്തുള്ള കാലമൊരുമട്ടിലിരിക്ക നല്ലൂ. <text:bookmark text:name="13"/>       <text:span text:style-name="T2">13</text:span><text:line-break/><text:line-break/>തുഷ്ടിയോടു മതി പുഷ്ടിയുള്ളൊരു വി-<text:line-break/> ശിഷ്ടരാം കവിവരിഷ്ടർ കു-<text:line-break/>മ്പിട്ടിടും തവ പകിട്ടുകൊണ്ടു ജയ-<text:line-break/> മൊട്ടുമോർക്കിലിഹ കിട്ടുമോ?</text:p>
      <text:p text:style-name="P3"><text:bookmark text:name="pr_page3"/><text:bookmark text:name="51"/><text:span text:style-name="T1">[ </text:span><text:a xlink:type="simple" xlink:href="http://ml.wikisource.org/wiki/താൾ:Kavipushpamala.djvu/5"><text:span text:style-name="T1">5</text:span></text:a><text:span text:style-name="T1"> ]</text:span> </text:p>
      <text:p text:style-name="Text_20_body">നാട്ടിൽ നല്ല പുകൾനട്ട നമ്മൊടതി-<text:line-break/> ധൃഷ്ടനായി നിലവിട്ട നീ<text:line-break/>കഷ്ടമെന്തിനെതിരിട്ടിടുന്നു വഴി-<text:line-break/> മുട്ടിടും പൊറുതി കെട്ടിടും. <text:bookmark text:name="14"/>       <text:span text:style-name="T2">14</text:span><text:line-break/><text:line-break/>മിഴിച്ചിങ്ങിരുന്നാൽ കണക്കല്ല പാരം<text:line-break/>പഴിചുള്ള ദുർവ്വാഗ്വിഷം മേ ഹൃദന്തേ<text:line-break/>ഒഴിക്കുന്നഹോ! പിന്നെയും പിന്നെയും നീ-<text:line-break/>യൊഴിക്കുന്നമട്ടല്ലിതൊട്ടല്ല കഷ്ട്ടം. <text:bookmark text:name="15"/>       <text:span text:style-name="T2">15</text:span><text:line-break/><text:line-break/>നിന്ദാലേശം നിനയ്ക്കാതിതിനു മറുപടി<text:line-break/><text:soft-page-break/> ശ്ലോകമെത്തിച്ചുകണ്ടി-<text:line-break/>ല്ലെന്നാലേതെങ്കിലും തൻ പരിഭവമെഴുതാ-<text:line-break/> മെന്നുവെച്ചന്നു നീതാൻ<text:line-break/>പിന്നാലേ വിട്ട പദ്യങ്ങളുമഴകിലുടൻ<text:line-break/> കണ്ടു മിണ്ടാതിനിത്തെ-<text:line-break/>ല്ലെന്നാലും പിൻവലിച്ചിങ്ങനെ മരുവുകയ-<text:line-break/> ല്ലെന്നു ഞാനൊന്നുറച്ചു. <text:bookmark text:name="16"/>       <text:span text:style-name="T2">16</text:span><text:line-break/> <text:line-break/>രണ്ടാംവട്ടമയച്ച പദ്യതതിയിൽ<text:line-break/> കാണിച്ചൊരാശങ്കകൾ-<text:line-break/>ക്കണ്ടാം സമ്പ്രതി സാധുവാകിയ സമാ-<text:line-break/> ധാനങ്ങൾ ധാരാളമായ്<text:line-break/>കൊണ്ടാടിബ്ബത! മുമ്പിൽ ഞാനവ പറ-<text:line-break/> ഞ്ഞീടുന്നു പിന്നെ ക്രമം-<text:line-break/>കൊണ്ടാക്ഷേപവുമുണ്ടു പുഷ്പമിളിത-<text:line-break/> ശ്ലോകത്തിനാകെത്തുലോം. <text:bookmark text:name="17"/>       <text:span text:style-name="T2">17</text:span><text:line-break/><text:line-break/>ഒട്ടും തെറ്റില്ലിതിന്നെന്നൊരു പൊഴുകിലുമി-<text:line-break/> ങ്ങോർത്തുമല്ലെന്റെ കൈയിൽ<text:line-break/>കിട്ടീടാഞ്ഞിട്ടുമല്ലെന്നറിയുക പറയാം<text:line-break/> ശങ്കവിട്ടെൻ കവിത്വം!</text:p>
      <text:p text:style-name="P3"><text:bookmark text:name="pr_page4"/><text:bookmark text:name="61"/><text:span text:style-name="T1">[ </text:span><text:a xlink:type="simple" xlink:href="http://ml.wikisource.org/wiki/താൾ:Kavipushpamala.djvu/6"><text:span text:style-name="T1">6</text:span></text:a><text:span text:style-name="T1"> ]</text:span> </text:p>
      <text:p text:style-name="Text_20_body">കെട്ടും പൊട്ടിച്ചുമല്ലിന്നയി! തവ വിടുവി‌-<text:line-break/> ഡ്ഡിത്വമൊന്നങ്ങു ചിന്തി‌-<text:line-break/>ച്ചിട്ടാണാഹന്ത! മിണ്ടാതിവിടേ മരുവിടാൻ<text:line-break/> ബന്ധമെൻ ബന്ധുമൗലേ! <text:bookmark text:name="18"/>       <text:span text:style-name="T2">18</text:span><text:line-break/><text:line-break/>ഉൽകൃഷ്ടോജ്ജൃംഭിതാഭ്രാവലി കൊടിയ കൊടും-<text:line-break/> കാറ്റിനാൽക്കൂട്ടിമുട്ടി -<text:line-break/>ദ്ദിക്കെട്ടും തട്ടി വെട്ടുന്നിടികളുടനുടൻ<text:line-break/> കേൾക്കുകിൽ കേസരീന്ദ്രൻ<text:line-break/>മെക്കെട്ടൂക്കോടു ചാടീട്ടലറുമൊരു കുറു-<text:line-break/> ക്കൻ കുരച്ചീടുകിൽച്ചെ -<text:line-break/>ന്നക്കൂട്ടത്തിൽ കുരയിക്കില്ലവനവമതി വ -<text:line-break/> ന്നേക്കുമെന്നോർക്കയാലേ. <text:bookmark text:name="19"/>       <text:span text:style-name="T2">19</text:span><text:line-break/><text:line-break/><text:line-break/>ഭീമശ്രീകൃഷ്ണപാർത്ഥപ്രഭൃതികളെതിരി-<text:line-break/> ട്ടാലുമൊട്ടും മടക്കം<text:line-break/><text:soft-page-break/>ഭീമശ്രീജാഹ്നവീനന്ദനനണയുകയി-<text:line-break/> ല്ലേവമാണാവിശിഷ്ടൻ<text:line-break/>ശ്രീമൽ ബാണം ശിഖണ്ഡിക്കഭിമുഖവഴിപോ-<text:line-break/> കില്ല നാണിച്ചുവെന്നോ-<text:line-break/>ർത്തോമൽചാപം നിലത്തിട്ടടലതിലുടന-<text:line-break/> ന്നെന്തഹോ പിന്തിരിച്ചു.<text:bookmark text:name=".E0.B4.89.E0.B4.A6.E0.B5.8D.E0.B4.A7.E0.B4.B0.E0.B4.BF.E0.B4.A3.E0.B4.BF_.E0.B4.85.E0.B4.B5.E0.B4.B2.E0.B4.82.E0.B4.AC.E0.B4.82-4"/><text:a xlink:type="simple" xlink:href="http://ml.wikisource.org/wiki/കവിപുഷ്പമാല#.E0.B4.89.E0.B4.A6.E0.B5.8D.E0.B4.A7.E0.B4.B0.E0.B4.BF.E0.B4.A3.E0.B4.BF_.E0.B4.95.E0.B5.81.E0.B4.B1.E0.B4.BF.E0.B4.AA.E0.B5.8D.E0.B4.AA.E0.B5.8D-4">[4]</text:a> <text:bookmark text:name="20"/>       <text:span text:style-name="T2">20</text:span><text:line-break/><text:line-break/>ശ്രീരാമചന്ദ്രനുടെ പാണിതലേ വിളങ്ങും<text:line-break/>ശ്രീരാമണീയഗുണപൂരിതഘോരബാണം<text:line-break/>പാരിച്ച പാപമകലത്തു കളഞ്ഞെനിക്കു<text:line-break/>പാരാതെ പാവനഗുണം പരമേകിടട്ടേ. <text:bookmark text:name="211"/>       <text:span text:style-name="T2">21</text:span><text:line-break/><text:line-break/>കൈനാറിപ്പൂവിനോടും കളതരകനക-<text:line-break/> ത്താമരപ്പൂവിനോടും<text:line-break/>സാനന്ദം ജാതിയോടും സരസപരിമളോൽ-<text:line-break/> ഫുല്ലമാം മുല്ലയോടും</text:p>
      <text:p text:style-name="P3"><text:bookmark text:name="pr_page5"/><text:bookmark text:name="71"/><text:span text:style-name="T1">[ </text:span><text:a xlink:type="simple" xlink:href="http://ml.wikisource.org/wiki/താൾ:Kavipushpamala.djvu/7"><text:span text:style-name="T1">7</text:span></text:a><text:span text:style-name="T1"> ]</text:span> </text:p>
      <text:p text:style-name="Text_20_body">നാനാദിക്കും നിറഞ്ഞുള്ളൊരു നവയശസാ<text:line-break/> വാഴുമെന്നച്ഛനെച്ചെ-<text:line-break/>റ്റൂനംകൂടാതെ ചേർക്കാമതിലൊരു സുമമായ്<text:line-break/> ചേർത്തതെന്തോർത്തതില്ലേ?<text:bookmark text:name="22"/>       <text:span text:style-name="T2">22</text:span><text:line-break/><text:line-break/>കോട്ടംതീർന്നു ഗുണംതികഞ്ഞ രസികൻ-<text:line-break/> കൊച്ചുണ്ണി ഭൂപാലക-<text:line-break/>ശ്രേഷ്ഠൻ നല്ലൊരു യോഗ്യനോ കുസുമമീ<text:line-break/> മുന്നോട്ടു ചേർന്നീടുവാൻ<text:line-break/>കേട്ടാൽ ഭംഗി ചുരുക്കമല്പരസമാ-<text:line-break/> ദ്ധാരാളമിത്യാദികൊ-<text:line-break/>ണ്ടാട്ടേ നൽപവിഴാഖ്യമല്ലികയതാ-<text:line-break/> കട്ടേ പകിട്ടെന്നിയേ.<text:bookmark text:name="23"/>       <text:span text:style-name="T2">23</text:span><text:line-break/><text:line-break/>കൊണ്ടൽക്കാർവേണിമാലാമണികളണിമണി-<text:line-break/> ക്കൂന്തലിൽച്ചന്തമോടും<text:line-break/>കൊണ്ടാടിച്ചേർത്തു പാർത്തും പരിമൃദുപനിനീർ-<text:line-break/> പ്പിച്ചകത്തിൻ മഹത്വം<text:line-break/>ഉണ്ടോ പാർത്താലെനിക്കിന്നസുലഭതരമാ-<text:line-break/> ണെങ്കിലും ഹന്ത! വേണ്ടെ-<text:line-break/>ന്നുണ്ടാമോ മെച്ചമാകുന്നതിനു കൊതി നര-<text:line-break/> ന്മാർക്കതെല്ലാർക്കുമില്ലേ?<text:bookmark text:name="24"/>       <text:span text:style-name="T2">24</text:span><text:line-break/><text:line-break/><text:soft-page-break/>തെല്ലേറെക്കീർത്തികേട്ടീടിന കളകവിയാം-<text:line-break/> വായ്ക്കരെത്തെല്ലുമുള്ളിൽ<text:line-break/>കില്ലേറാതാശു നീതാനഹഹ വടിവിനോ-<text:line-break/> ടിമ്പമുള്ളാമ്പലെന്നും<text:line-break/>നല്ലോരാച്ചമ്പകപ്പൂമലർവരകവി ഞാ-<text:line-break/> നെന്നുമിത്യാദിയാം നിൻ-<text:line-break/>ചൊല്ലോരോന്നോർക്കിലത്യദ്ഭുതമിതു ചിലർ കേൾ-<text:line-break/> ക്കില്ലയോ കല്യമൗലേ!<text:bookmark text:name="25"/>       <text:span text:style-name="T2">25</text:span></text:p>
      <text:p text:style-name="P3"><text:bookmark text:name="pr_page6"/><text:bookmark text:name="81"/><text:span text:style-name="T1">[ </text:span><text:a xlink:type="simple" xlink:href="http://ml.wikisource.org/wiki/താൾ:Kavipushpamala.djvu/8"><text:span text:style-name="T1">8</text:span></text:a><text:span text:style-name="T1"> ]</text:span> </text:p>
      <text:p text:style-name="Text_20_body">കല്യന്മാരാം കവിപ്രൗഢകമകുടതടാ-<text:line-break/> ശ്ലിഷ്ടുസുസ്പഷ്ടവജ്ര<text:line-break/>ക്കല്ലാകുന്നോരു നീതാൻ വലിയൊരു കവിയാ-<text:line-break/> ണെങ്കിലും ശങ്കയെന്ന്യേ<text:line-break/>ചൊല്ലേറും വായ്ക്കരെക്കാൾ പരിചിലൊരിരുപ-<text:line-break/> ത്തഞ്ചുകല്ലിന്നു താഴ-<text:line-break/>ത്തല്ലോ നിൽക്കുന്നു ചാടിക്കയറുകിലധുനാ<text:line-break/> വീണുടൻ കേണിടും നീ<text:bookmark text:name="26"/>       <text:span text:style-name="T2">26</text:span><text:line-break/><text:line-break/>ഒപ്പത്തോടൊപ്പമോരോ കവികളൊടെതിരി-<text:line-break/> ട്ടാശു നീ കൊമ്പുകുത്തി-<text:line-break/>ശ്ശില്പത്തോടുള്ള മാനം വിരവൊടു വെറുതേ-<text:line-break/> വിറ്റുതിന്നാതെകണ്ട്<text:line-break/>ഇപ്പോൾ തോഷത്തൊടല്പം രസമൊടു വളരെ-<text:line-break/> പ്പൂത്തിടും പൂത്തെലിഞ്ഞി-<text:line-break/>പ്പുഷ്പത്തോടൊത്തിരുന്നോ തരമതു വരികിൽ<text:line-break/> ക്കേറ്റിടാമേറ്റിടാം ഞാൻ<text:bookmark text:name="27"/>       <text:span text:style-name="T2">27</text:span><text:line-break/><text:line-break/>വമ്പേറും വായ്ക്കരെക്ഷ്മാസുരനരിയഭിഷ-<text:line-break/> ഗ്വരനാര്യന്റെ കാര്യം<text:line-break/>ചെമ്പാണെന്നോർത്തൊരാമ്പൽക്കുസുമമൊടു സമം<text:line-break/> ചേർത്തതും ചിത്രമത്രേ<text:line-break/>ആമ്പൽപ്പൂവിന്നു സാരസ്യമതൊരുവിധമാ-<text:line-break/> ണിന്നതിൻ തന്മയത്വം<text:line-break/>ജൃംഭിക്കും നല്ല കൈതപ്പുതുമണിമലരായ്-<text:line-break/> വായ്ക്കരെച്ചേർക്കണം നീ<text:bookmark text:name="28"/>       <text:span text:style-name="T2">28</text:span><text:line-break/><text:line-break/>ധന്യൻ ചേന്നാസ്സുനമ്പൂതിരിയതിമതിമാൻ<text:line-break/> കണ്ടകക്കൈതതൻ പൂ-<text:line-break/>വിന്നോ ചേരുന്നതുണ്ടോ സുലഭതയഴകി-<text:line-break/><text:soft-page-break/> ത്യാദിയാത്താരിനോർത്താൽ?</text:p>
      <text:p text:style-name="P3"><text:bookmark text:name="pr_page7"/><text:bookmark text:name="91"/><text:span text:style-name="T1">[ </text:span><text:a xlink:type="simple" xlink:href="http://ml.wikisource.org/wiki/താൾ:Kavipushpamala.djvu/9"><text:span text:style-name="T1">9</text:span></text:a><text:span text:style-name="T1"> ]</text:span> </text:p>
      <text:p text:style-name="Text_20_body">മാന്യശ്രീമൽ ബുധേന്ദ്രൻ കവിമണി നിഗമ-<text:line-break/> ക്കാതലദ്ദേഹമേറ്റം<text:line-break/>മിന്നും നൽച്ചമ്പകത്തിൻ നറുമണിമലരായ്<text:line-break/> തർക്കമില്ലൊക്കുമല്ലോ<text:bookmark text:name="29"/>       <text:span text:style-name="T2">29</text:span><text:line-break/><text:line-break/>ചൊവ്വോടിന്നൊന്നു ചൊല്ലാം പരിമളനവസാ-<text:line-break/> രോല്ലസൽച്ചക്കമുല്ല-<text:line-break/>പ്പൂവ്വോടൊപ്പിച്ചു നാരായണനടവരനെ-<text:line-break/> ച്ചേർത്തതും ചേർച്ചയായോ?<text:line-break/>ഗർവ്വോടോരോന്നും ഗർജ്ജിക്കരുതു കരിമുരു-<text:line-break/> ക്കെന്നു ചൊല്ലും മരത്തിൽ<text:line-break/>പൂവ്വോടൊപ്പിക്കണം സത്തവനുമിതിനുമി-<text:line-break/> ല്ലൊട്ടുമേ തിട്ടമത്രേ<text:bookmark text:name=".E0.B4.89.E0.B4.A6.E0.B5.8D.E0.B4.A7.E0.B4.B0.E0.B4.BF.E0.B4.A3.E0.B4.BF_.E0.B4.85.E0.B4.B5.E0.B4.B2.E0.B4.82.E0.B4.AC.E0.B4.82-5"/><text:a xlink:type="simple" xlink:href="http://ml.wikisource.org/wiki/കവിപുഷ്പമാല#.E0.B4.89.E0.B4.A6.E0.B5.8D.E0.B4.A7.E0.B4.B0.E0.B4.BF.E0.B4.A3.E0.B4.BF_.E0.B4.95.E0.B5.81.E0.B4.B1.E0.B4.BF.E0.B4.AA.E0.B5.8D.E0.B4.AA.E0.B5.8D-5">[5]</text:a><text:bookmark text:name="30"/>       <text:span text:style-name="T2">30</text:span><text:line-break/><text:line-break/>ഒന്നിപ്പോളോതിടുന്നേനൊരു പരിമളമി-<text:line-break/> ല്ലെങ്കിലും കൊന്ന കാന്ത്യാ<text:line-break/>പൊന്നായ്പോരാടിടുന്നുണ്ടതു കണിയതിനും<text:line-break/> മുഖ്യമാണായതൊന്നും<text:line-break/>നിന്നുൾപ്പൂവോർത്തിടാതീ നടുവവസുമതീ-<text:line-break/> ദേവനെക്കഷ്ടമെന്തീ-<text:line-break/>ക്കൊന്നപ്പൂവാക്കുവാനിന്നവനു ഗുണമതിൽ-<text:line-break/> ക്കൂട്ടുവാൻ കോഴതന്നോ?<text:bookmark text:name="311"/>       <text:span text:style-name="T2">31</text:span><text:line-break/><text:line-break/>മൂത്തേടത്താരണൻതാൻ പരമലറി മല-<text:line-break/> ർക്കൊക്കുമെന്നുൾക്കുരുന്നിൽ-<text:line-break/>പ്പാർത്തീടാനും വിശങ്കം പറവതിനുമഹോ<text:line-break/> ബന്ധമെന്തന്ധനോ നീ?<text:line-break/>ഓർത്തീടിൽ സത്തിനൂനം വളരെ വളരെയു-<text:line-break/> ണ്ടായതിന്നായതിന്നാൽ<text:line-break/>ചേർത്തീടാൻ വയ്യ ചേരും മലരതു മനതാർ<text:line-break/> കക്കുമാച്ചക്കമുല്ല.<text:bookmark text:name="32"/>       <text:span text:style-name="T2">32</text:span></text:p>
      <text:p text:style-name="P3"><text:bookmark text:name="pr_page8"/><text:bookmark text:name="101"/><text:span text:style-name="T1">[ </text:span><text:a xlink:type="simple" xlink:href="http://ml.wikisource.org/wiki/താൾ:Kavipushpamala.djvu/10"><text:span text:style-name="T1">10</text:span></text:a><text:span text:style-name="T1"> ]</text:span> </text:p>
      <text:p text:style-name="Text_20_body">തുഷ്ട്യാ തുമ്പപ്രസൂനം തുഹിനകരകലാ-<text:line-break/> തൂംഗമാലിക്കു ചാർത്താൻ<text:line-break/>പുഷ്ട്യാ പൂമാലയാക്കും ചിലർ,ചിലർ നറുനൈ-<text:line-break/> തന്നിൽ മൂപ്പിച്ചു കൂട്ടം<text:line-break/><text:soft-page-break/>ഒട്ടും നിസ്സാരമല്ലീ മലർ കവിശിശുവാം-<text:line-break/> മാങ്കുഴിക്കൊക്കുമോ ഹാ<text:line-break/>കഷ്ടം ചേരുന്നതോതാം വനമതിൽ വളരും<text:line-break/> കൂവതൻ പൂവതത്രേ <text:bookmark text:name="33"/>       <text:span text:style-name="T2">33</text:span><text:line-break/><text:line-break/>ഉള്ളിൽ ഭള്ളൊട്ടുമില്ലാതമരുമൊരു ഹരി-<text:line-break/> ശ്ചന്ദ്രരാജവു പുത്തൻ<text:line-break/>കള്ളിപൂവെന്നു കല്പിച്ചതു ബത ശരിയാ-<text:line-break/> യില്ലതിന്നില്ല സാമ്യം<text:line-break/>ഉള്ളിൽ പറ്റിലെനിക്കായതു വടിവിലഹോ!<text:line-break/> വാസനാഭാവമോർത്താൽ<text:line-break/>കള്ളപ്പിട്ടെന്നിയേ ചേർക്കണമഴകൊടു മ-<text:line-break/> ന്താരമാം താരൊടേറ്റം. <text:bookmark text:name="34"/>       <text:span text:style-name="T2">34</text:span><text:line-break/><text:line-break/>പൂജിക്കാം ചെമ്പരത്തിപ്പുതുമലരതിനു-<text:line-break/> ണ്ടേറ്റമാഹാത്മ്യമൊട്ടും<text:line-break/>യോജിക്കാ നിന്റെ പക്ഷം കുതുകമൊടു കറു-<text:line-break/> പ്പത്തു കൊച്ചുണ്ണിമേനോൻ<text:line-break/>രാജിക്കാൻ നന്നു കച്ചേരിയിലഥ കവനം<text:line-break/> പാർക്കുകിൽ കൊങ്ങിണീപ്പു-<text:line-break/>രാജിക്കാണൊട്ടു ചേരുന്നതു മഹിമയവ-<text:line-break/> ന്നില്ല പൂവിന്നുമില്ല <text:bookmark text:name="35"/>       <text:span text:style-name="T2">35</text:span><text:line-break/><text:line-break/>വായ്കം വാണീകടാക്ഷം വരഗുണമതിയാം<text:line-break/> നിങ്കലുണ്ടെന്നു ഞാനൊ-<text:line-break/>ന്നോർക്കുന്നേൻ പൂക്കളോടിക്കവികൾ ചിലരെ നീ<text:line-break/> ചേർത്തതിൽ ചീർത്തമോദാൽ</text:p>
      <text:p text:style-name="P3"><text:bookmark text:name="pr_page9"/><text:bookmark text:name="111"/><text:span text:style-name="T1">[ </text:span><text:a xlink:type="simple" xlink:href="http://ml.wikisource.org/wiki/താൾ:Kavipushpamala.djvu/11"><text:span text:style-name="T1">11</text:span></text:a><text:span text:style-name="T1"> ]</text:span> </text:p>
      <text:p text:style-name="Text_20_body">പായ്ക്കാടൻ ചേർന്ന പദ്യം തിരുതകൃതിയതി-<text:line-break/> ന്നില്ലൊരാക്ഷേപവും നീ<text:line-break/>കേൾക്കേണം പദ്യമെന്തെങ്കിലുമിവയിൽ മഹാ-<text:line-break/> സത്യമായൊത്തിതല്ലോ. <text:bookmark text:name="36"/>       <text:span text:style-name="T2">36</text:span><text:line-break/><text:line-break/>ത്വദാക്ഷേപം ഖണ്ഡിച്ചഹമിതു വിടുന്നേനിതിനുമേൽ<text:line-break/>സദാക്ഷേപശ്ലോകം സരസമുളവാമെങ്കിലുടനേ<text:line-break/>മുദാ നീ വിട്ടാലും തരമൊടു സമാധാനമതിനു-<text:line-break/>ണ്ടിദാനീമുത്സാഹക്കുറവു വെറുതേ തെല്ലുമരുതേ. <text:bookmark text:name="37"/>       <text:span text:style-name="T2">37</text:span><text:line-break/>  <text:line-break/>പിഴയതു പിണയാതേ പദ്യജാലങ്ങൾ പുത്തൻ<text:line-break/>മഴയൊടു സമമേറ്റം തൂകിടും തുംഗബുദ്ധേ!<text:line-break/><text:soft-page-break/>അഴകിലൊരു തലയ്ക്കൽ ജീവനുണ്ടെങ്കിലിപ്പോ-<text:line-break/>ളെഴുതുക മറുപത്രം സത്വരം നിസ്ത്രപം നീ. <text:bookmark text:name="38"/>       <text:span text:style-name="T2">38</text:span><text:line-break/><text:line-break/>ഉഗ്രൻ വാഴുന്നോരുർവ്വീധരമൊരു കരതാർ-<text:line-break/> കൊണ്ടു മേല്പോട്ടെറിഞ്ഞോ-<text:line-break/>രുഗ്രാടോപൻ ദശഗ്രീവനെയഥ മഥനം-<text:line-break/> ചെയ്തൊരാബ്ബാലിതന്റെ<text:line-break/>സുഗ്രീവാസ്ഥാനമത്യുൽക്കടതരമലറി-<text:line-break/> ച്ചെന്നു ഖണ്ഡിച്ചു പിന്നെ-<text:line-break/>സ്സുഗ്രീവൻതന്നെ വാഴിച്ചൊരു ഹരിശരമെ-<text:line-break/> ന്നാർത്തിയെത്തീർത്തിടട്ടെ. <text:bookmark text:name="39"/>       <text:span text:style-name="T2">39</text:span></text:p>
      <text:h text:style-name="Heading_20_3" text:outline-level="3"><text:bookmark text:name=".E0.B4.95.E0.B5.81.E0.B4.B1.E0.B4.BF.E0.B4.AA.E0.B5.8D.E0.B4.AA.E0.B5.81.E0.B4.95.E0.B5.BE"/>കുറിപ്പുകൾ</text:h>
      <text:list xml:id="list1379060374" text:style-name="L1">
        <text:list-item>
          <text:p text:style-name="P6"><text:bookmark text:name=".E0.B4.89.E0.B4.A6.E0.B5.8D.E0.B4.A7.E0.B4.B0.E0.B4.BF.E0.B4.A3.E0.B4.BF_.E0.B4.95.E0.B5.81.E0.B4.B1.E0.B4.BF.E0.B4.AA.E0.B5.8D.E0.B4.AA.E0.B5.8D-1"/><text:a xlink:type="simple" xlink:href="http://ml.wikisource.org/wiki/കവിപുഷ്പമാല#.E0.B4.89.E0.B4.A6.E0.B5.8D.E0.B4.A7.E0.B4.B0.E0.B4.BF.E0.B4.A3.E0.B4.BF_.E0.B4.85.E0.B4.B5.E0.B4.B2.E0.B4.82.E0.B4.AC.E0.B4.82-1">↑</text:a> ഇഷ്ടദേവതാസ്തുതിയോടെ കാവ്യമാരംഭിക്കുന്ന വെണ്മണി പ്രസ്ഥാനത്തിന്റെ പ്രത്യേകത. </text:p>
        </text:list-item>
        <text:list-item>
          <text:p text:style-name="P6"><text:bookmark text:name=".E0.B4.89.E0.B4.A6.E0.B5.8D.E0.B4.A7.E0.B4.B0.E0.B4.BF.E0.B4.A3.E0.B4.BF_.E0.B4.95.E0.B5.81.E0.B4.B1.E0.B4.BF.E0.B4.AA.E0.B5.8D.E0.B4.AA.E0.B5.8D-2"/><text:a xlink:type="simple" xlink:href="http://ml.wikisource.org/wiki/കവിപുഷ്പമാല#.E0.B4.89.E0.B4.A6.E0.B5.8D.E0.B4.A7.E0.B4.B0.E0.B4.BF.E0.B4.A3.E0.B4.BF_.E0.B4.85.E0.B4.B5.E0.B4.B2.E0.B4.82.E0.B4.AC.E0.B4.82-2">↑</text:a> നാടൻശൈലികളും പ്രയോഗങ്ങളും വെണ്മണിക്കവിതകളിൽ സുലഭമാണ്. </text:p>
        </text:list-item>
        <text:list-item>
          <text:p text:style-name="P6"><text:bookmark text:name=".E0.B4.89.E0.B4.A6.E0.B5.8D.E0.B4.A7.E0.B4.B0.E0.B4.BF.E0.B4.A3.E0.B4.BF_.E0.B4.95.E0.B5.81.E0.B4.B1.E0.B4.BF.E0.B4.AA.E0.B5.8D.E0.B4.AA.E0.B5.8D-3"/><text:a xlink:type="simple" xlink:href="http://ml.wikisource.org/wiki/കവിപുഷ്പമാല#.E0.B4.89.E0.B4.A6.E0.B5.8D.E0.B4.A7.E0.B4.B0.E0.B4.BF.E0.B4.A3.E0.B4.BF_.E0.B4.85.E0.B4.B5.E0.B4.B2.E0.B4.82.E0.B4.AC.E0.B4.82-3">↑</text:a> കവിപുഷ്പമാലയിലെ ഏറ്റവും പ്രസിദ്ധമായ ശ്ലോകം. </text:p>
        </text:list-item>
        <text:list-item>
          <text:p text:style-name="P6"><text:bookmark text:name=".E0.B4.89.E0.B4.A6.E0.B5.8D.E0.B4.A7.E0.B4.B0.E0.B4.BF.E0.B4.A3.E0.B4.BF_.E0.B4.95.E0.B5.81.E0.B4.B1.E0.B4.BF.E0.B4.AA.E0.B5.8D.E0.B4.AA.E0.B5.8D-4"/><text:a xlink:type="simple" xlink:href="http://ml.wikisource.org/wiki/കവിപുഷ്പമാല#.E0.B4.89.E0.B4.A6.E0.B5.8D.E0.B4.A7.E0.B4.B0.E0.B4.BF.E0.B4.A3.E0.B4.BF_.E0.B4.85.E0.B4.B5.E0.B4.B2.E0.B4.82.E0.B4.AC.E0.B4.82-4">↑</text:a> കാത്തുള്ളിക്കു മറുപടി എഴുതുന്നതു് ശിഖണ്ഡിയോടു യുദ്ധം ചെയ്യുന്നതിനു തുല്യമാണെന്നു സൂചന. </text:p>
        </text:list-item>
        <text:list-item>
          <text:p text:style-name="P4"><text:bookmark text:name=".E0.B4.89.E0.B4.A6.E0.B5.8D.E0.B4.A7.E0.B4.B0.E0.B4.BF.E0.B4.A3.E0.B4.BF_.E0.B4.95.E0.B5.81.E0.B4.B1.E0.B4.BF.E0.B4.AA.E0.B5.8D.E0.B4.AA.E0.B5.8D-5"/><text:a xlink:type="simple" xlink:href="http://ml.wikisource.org/wiki/കവിപുഷ്പമാല#.E0.B4.89.E0.B4.A6.E0.B5.8D.E0.B4.A7.E0.B4.B0.E0.B4.BF.E0.B4.A3.E0.B4.BF_.E0.B4.85.E0.B4.B5.E0.B4.B2.E0.B4.82.E0.B4.AC.E0.B4.82-5">↑</text:a> നാരായണൻ ആരെന്നു വ്യക്തമല്ല. അമ്പാടി നാരായണപ്പൊതുവാളാകാം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jaliOldLipi1" svg:font-family="AnjaliOldLip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AnjaliOldLipi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AnjaliOldLip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njaliOldLip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jaliOldLip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jaliOldLip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AnjaliOldLip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3-08-13T11:34:39</meta:creation-date>
    <dc:date>2013-08-13T11:36:18</dc:date>
    <dc:creator>Guest </dc:creator>
    <meta:editing-duration>P0D</meta:editing-duration>
    <meta:editing-cycles>1</meta:editing-cycles>
    <meta:document-statistic meta:table-count="2" meta:image-count="0" meta:object-count="0" meta:page-count="9" meta:paragraph-count="29" meta:word-count="812" meta:character-count="4815" meta:non-whitespace-character-count="3795"/>
    <meta:generator>LibreOffice/3.5$Linux_x86 LibreOffice_project/350m1$Build-2</meta:generator>
  </office:meta>
</office:document-meta>
</file>